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6.86pt"/>
    </style:style>
    <style:style style:name="co3" style:family="table-column">
      <style:table-column-properties fo:break-before="auto" style:column-width="26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eguntas</text:p>
          </table:table-cell>
          <table:table-cell table:style-name="Default" office:value-type="string" calcext:value-type="string">
            <text:p>Hecho</text:p>
          </table:table-cell>
          <table:table-cell office:value-type="string" calcext:value-type="string">
            <text:p>respon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udades con más usuario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 15 modelos con más lead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 modelos mas populares checkout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 modelos mas populares conversion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idad de personas por evento por m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odad de persoans por evento por dia segun m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 10 modelos mas visto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idad de evntos por mes , dia, heat map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les: vistos vs check out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les: vistos vs lead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les: vistos vs convesrion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elos mas buscado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elos mas <text:s/>buscados vs vistos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ribucion marcas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top usarios conversion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top cololes conversion y lead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 operativo de busqueda vs modelo( usuarios que quieren cambiar android <text:s/>por IOS 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dition de los celulares</text:p>
          </table:table-cell>
          <table:table-cell office:value-type="string" calcext:value-type="string">
            <text:p>Si(solo por conversione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olucion de pantalla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usaurio new_vs_returning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nalizar canal</text:p>
          </table:table-cell>
          <table:table-cell office:value-type="string" calcext:value-type="string">
            <text:p>Si (canales de visited sit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stos vs acumuados <text:s/>peret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rados vs acumuados <text:s/>pereto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rados vs porcentaje de ventas (buscar precios de celulares)-opcional</text:p>
          </table:table-cell>
          <table:table-cell table:style-name="ce5" office:value-type="string" calcext:value-type="string">
            <text:p>En analisis</text:p>
          </table:table-cell>
          <table:table-cell office:value-type="string" calcext:value-type="string">
            <text:p>Jor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2">00/00/0000</text:date>, <text:time style:data-style-name="N2" text:time-value="09:50:24.207458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06:29.598486486</meta:creation-date>
    <dc:date>2018-09-22T09:58:09.049728890</dc:date>
    <meta:editing-duration>PT1H17M</meta:editing-duration>
    <meta:editing-cycles>5</meta:editing-cycles>
    <meta:generator>LibreOffice/6.0.3.2$Linux_X86_64 LibreOffice_project/00m0$Build-2</meta:generator>
    <meta:document-statistic meta:table-count="1" meta:cell-count="45" meta:object-count="0"/>
  </office:meta>
</office:document-meta>
</file>